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1.6cm" svg:y="1.15cm">
          <draw:text-box>
            <text:p><text:span text:style-name="T1">f[i]</text:span></text:p>
          </draw:text-box>
        </draw:frame>
        <draw:frame draw:style-name="gr1" draw:text-style-name="P2" draw:layer="layout" svg:width="1cm" svg:height="1.65cm" svg:x="16.4cm" svg:y="7.3cm">
          <draw:text-box>
            <text:p><text:span text:style-name="T1">i</text:span></text:p>
          </draw:text-box>
        </draw:frame>
        <draw:frame draw:style-name="gr2" draw:text-style-name="P3" draw:layer="layout" svg:width="15.457cm" svg:height="8.305cm" svg:x="1.143cm" svg:y="2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2-03T13:29:53.843115348</dc:date>
    <meta:editing-duration>PT23M11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9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58cm" svg:height="8.306cm" xlink:href="." xlink:type="simple" chart:class="chart:scatter" chart:style-name="ch1">
        <chart:plot-area chart:style-name="ch2" chart:data-source-has-labels="both" svg:x="0.309cm" svg:y="0.166cm" svg:width="14.84cm" svg:height="7.974cm">
          <chartooo:coordinate-region svg:x="0.851cm" svg:y="0.347cm" svg:width="14.298cm" svg:height="7.576cm"/>
          <chart:axis chart:dimension="x" chart:name="primary-x" chart:style-name="ch3" chartooo:axis-type="auto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535107">
                <text:p>4.5351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542583">
                <text:p>2.542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345012">
                <text:p>4.345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99224">
                <text:p>3.199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078533">
                <text:p>-1.078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161279">
                <text:p>4.161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17879">
                <text:p>0.917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476322">
                <text:p>4.4763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836036">
                <text:p>2.836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116303">
                <text:p>-1.116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.128199">
                <text:p>5.128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998429">
                <text:p>2.998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641461">
                <text:p>2.641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596906">
                <text:p>4.596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40101">
                <text:p>0.440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.613706">
                <text:p>5.6137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050686">
                <text:p>2.0506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.268037">
                <text:p>3.2680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.201235">
                <text:p>4.2012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40689">
                <text:p>0.640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